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6">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operations-manual"/>Operations Manual<text:bookmark-end text:name="operations-manual"/></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5/operations-manual" office:name=""><text:span text:style-name="Definition">https://blueprint.ecohubs.community/articles/rcos-templates/layer-5/operations-manua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1-roles-and-responsibilities" office:name=""><text:span text:style-name="Definition">§7.1</text:span></text:a>, <text:a xlink:type="simple" xlink:href="https://blueprint.ecohubs.community/articles/rcos-core/v0-1/layer-5-operations-coordination#73-documentation-and-information-flow" office:name=""><text:span text:style-name="Definition">§7.3</text:span></text:a>, <text:a xlink:type="simple" xlink:href="https://blueprint.ecohubs.community/articles/rcos-core/v0-1/layer-5-operations-coordination#74-workload-and-capacity-boundaries" office:name=""><text:span text:style-name="Definition">§7.4</text:span></text:a>, <text:a xlink:type="simple" xlink:href="https://blueprint.ecohubs.community/articles/rcos-core/v0-1/layer-5-operations-coordination#75-operational-continuity" office:name=""><text:span text:style-name="Definition">§7.5</text:span></text:a>, <text:a xlink:type="simple" xlink:href="https://blueprint.ecohubs.community/articles/rcos-core/v0-1/layer-5-operations-coordination#76-artifacts" office:name=""><text:span text:style-name="Definition">§7.6</text:span></text:a></text:p>
        </text:list-item>
      </text:list>
      <text:p text:style-name="Horizontal_20_Line"/>
      <text:h text:style-name="Heading_20_2" text:outline-level="2"><text:bookmark-start text:name="core-operational-processes"/>Core Operational Processes<text:bookmark-end text:name="core-operational-processes"/></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4</text:span></text:span></text:a><text:span text:style-name="T2">, </text:span><text:a xlink:type="simple" xlink:href="https://blueprint.ecohubs.community/articles/rcos-core/v0-1/layer-5-operations-coordination#77-layer-invariants" office:name=""><text:span text:style-name="Definition"><text:span text:style-name="T2">7.7.2</text:span></text:span></text:a><text:span text:style-name="T2">, </text:span><text:a xlink:type="simple" xlink:href="https://blueprint.ecohubs.community/articles/rcos-core/v0-1/layer-5-operations-coordination#76-artifacts" office:name=""><text:span text:style-name="Definition"><text:span text:style-name="T2">7.6.3</text:span></text:span></text:a></text:p>
      <text:p text:style-name="P3"><text:span text:style-name="T1">Rationale — Why document critical processes</text:span></text:p>
      <text:p text:style-name="P3">If a process only lives in one person’s head, the community depends on that person showing up — forever. Writing the critical processes down, with named owners, is what converts private knowledge into a community asset that survives handovers, absences, and exits.</text:p>
      <text:p text:style-name="P4"><text:span text:style-name="T1">Instructions — How to fill this in</text:span></text:p>
      <text:p text:style-name="P4">For every recurring critical process (onboarding, exit, proposal publication, contribution recording, meeting cadence, treasury management, platform access review), name an owner and a brief descriptio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Process</text:p>
            </table:table-cell>
            <table:table-cell table:style-name="TableHeaderRowCell" office:value-type="string">
              <text:p text:style-name="Table_20_Heading">Who</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Onboarding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Exit &amp; Separation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Governance Protocol (Layer 2)&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Internal Economy Protocol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agenda publication; notes; action tracking&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Treasury Ruleset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review cadence; access revocation for exited members&gt;</text:span></text:p>
          </table:table-cell>
        </table:table-row>
      </table:table>
      <text:h text:style-name="Heading_20_2" text:outline-level="2"><text:bookmark-start text:name="temporary-and-ad-hoc-responsibilities"/>Temporary and Ad-Hoc Responsibilities<text:bookmark-end text:name="temporary-and-ad-hoc-responsibiliti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5</text:span></text:span></text:a><text:span text:style-name="T2">, </text:span><text:a xlink:type="simple" xlink:href="https://blueprint.ecohubs.community/articles/rcos-core/v0-1/layer-5-operations-coordination#71-roles-and-responsibilities" office:name=""><text:span text:style-name="Definition"><text:span text:style-name="T2">7.1.4</text:span></text:span></text:a><text:span text:style-name="T2">, </text:span><text:a xlink:type="simple" xlink:href="https://blueprint.ecohubs.community/articles/rcos-core/v0-1/layer-5-operations-coordination#77-layer-invariants" office:name=""><text:span text:style-name="Definition"><text:span text:style-name="T2">7.7.1</text:span></text:span></text:a></text:p>
      <text:p text:style-name="P5"><text:span text:style-name="T1">Rationale — Why cap temporary responsibilities</text:span></text:p>
      <text:p text:style-name="P5">Ad-hoc tasks quietly calcify into permanent unpaid jobs — usually on whoever said yes once. A hard time-box and a forced review make the difference between “I covered for a week” and “apparently this is my role now.”</text:p>
      <text:p text:style-name="P6"><text:span text:style-name="T1">Instructions — How to fill this in</text:span></text:p>
      <text:p text:style-name="P6">State that any temporary responsibility must be time-bounded at assignment, documented, reviewed before expiry, and either formalised or terminated.</text:p>
      <text:p text:style-name="First_20_paragraph">When a task or responsibility is assigned temporarily, it must be:</text:p>
      <text:list text:style-name="L3">
        <text:list-item>
          <text:p text:style-name="P7"><text:span text:style-name="T2">&lt;Explicitly time-bounded from the outset (specific end date or completion condition).&gt;</text:span></text:p>
        </text:list-item>
        <text:list-item>
          <text:p text:style-name="P7"/>
        </text:list-item>
        <text:list-item>
          <text:p text:style-name="P7"><text:span text:style-name="T2">&lt;Reviewed before the end date; converted to a formal role or terminated.&gt;</text:span></text:p>
        </text:list-item>
      </text:list>
      <text:p text:style-name="First_20_paragraph"><text:span text:style-name="T2">&lt;Maximum duration of any temporary responsibility before it must be formally assigned or terminated — e.g. 90 days.&gt;</text:span> If a temporary responsibility has no owner after its end date, it lapses; it does not transfer implicitly.</text:p>
      <text:p text:style-name="Horizontal_20_Line"/>
      <text:h text:style-name="Heading_20_2" text:outline-level="2"><text:bookmark-start text:name="role-and-domain-interfaces"/>Role and Domain Interfaces<text:bookmark-end text:name="role-and-domain-interfaces"/></text:h>
      <text:p text:style-name="First_20_paragraph"><text:span text:style-name="T2">RCOS clauses: </text:span><text:a xlink:type="simple" xlink:href="https://blueprint.ecohubs.community/articles/rcos-core/v0-1/layer-5-operations-coordination#76-artifacts" office:name=""><text:span text:style-name="Definition"><text:span text:style-name="T2">7.6.3</text:span></text:span></text:a><text:span text:style-name="T2">, </text:span><text:a xlink:type="simple" xlink:href="https://blueprint.ecohubs.community/articles/rcos-core/v0-1/layer-5-operations-coordination#73-documentation-and-information-flow" office:name=""><text:span text:style-name="Definition"><text:span text:style-name="T2">7.3.4</text:span></text:span></text:a></text:p>
      <text:p text:style-name="P8"><text:span text:style-name="T1">Rationale — Why map handoffs explicitly</text:span></text:p>
      <text:p text:style-name="P8">Most operational failures happen not inside a role but between roles — at the boundaries where work moves from one owner to the next. Naming the handoffs turns invisible dependencies into reviewable ones, and prevents “I thought you had it” failures.</text:p>
      <text:p text:style-name="P9"><text:span text:style-name="T1">Instructions — How to fill this in</text:span></text:p>
      <text:p text:style-name="P9">For each pair of roles that pass work to each other, name the handoff and the type of work transferred.</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rom</text:p>
            </table:table-cell>
            <table:table-cell table:style-name="TableHeaderRowCell" office:value-type="string">
              <text:p text:style-name="Table_20_Heading">To</text:p>
            </table:table-cell>
            <table:table-cell table:style-name="TableHeaderRowCell" office:value-type="string">
              <text:p text:style-name="Table_20_Heading">Handoff</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row>
      </table:table>
      <text:h text:style-name="Heading_20_2" text:outline-level="2"><text:bookmark-start text:name="workload-boundaries"/>Workload Boundaries<text:bookmark-end text:name="workload-boundaries"/></text:h>
      <text:p text:style-name="First_20_paragraph"><text:span text:style-name="T2">RCOS clauses: </text:span><text:a xlink:type="simple" xlink:href="https://blueprint.ecohubs.community/articles/rcos-core/v0-1/layer-5-operations-coordination#74-workload-and-capacity-boundaries" office:name=""><text:span text:style-name="Definition"><text:span text:style-name="T2">7.4.1</text:span></text:span></text:a><text:span text:style-name="T2">, </text:span><text:a xlink:type="simple" xlink:href="https://blueprint.ecohubs.community/articles/rcos-core/v0-1/layer-5-operations-coordination#74-workload-and-capacity-boundaries" office:name=""><text:span text:style-name="Definition"><text:span text:style-name="T2">7.4.2</text:span></text:span></text:a><text:span text:style-name="T2">, </text:span><text:a xlink:type="simple" xlink:href="https://blueprint.ecohubs.community/articles/rcos-core/v0-1/layer-5-operations-coordination#74-workload-and-capacity-boundaries" office:name=""><text:span text:style-name="Definition"><text:span text:style-name="T2">7.4.3</text:span></text:span></text:a><text:span text:style-name="T2">, </text:span><text:a xlink:type="simple" xlink:href="https://blueprint.ecohubs.community/articles/rcos-core/v0-1/layer-5-operations-coordination#77-layer-invariants" office:name=""><text:span text:style-name="Definition"><text:span text:style-name="T2">7.7.3</text:span></text:span></text:a></text:p>
      <text:p text:style-name="P10"><text:span text:style-name="T1">Rationale — Why make workload limits explicit</text:span></text:p>
      <text:p text:style-name="P10">Unbounded coordination load is the default failure mode of volunteer communities — it quietly burns out the most committed members until they leave. Explicit, reviewable limits make capacity a shared concern rather than a private burden.</text:p>
      <text:p text:style-name="P11"><text:span text:style-name="T1">Instructions — How to fill this in</text:span></text:p>
      <text:p text:style-name="P11">Set bounds on meeting load, role load, response-time expectations, and the path for renegotiating responsibilities.</text:p>
      <text:list text:style-name="L4">
        <text:list-item>
          <text:p text:style-name="P12"><text:span text:style-name="T1">Meeting load:</text:span> <text:span text:style-name="T2">&lt;recurring meeting cadence and maximum duration; rules for extraordinary meetings.&gt;</text:span></text:p>
        </text:list-item>
        <text:list-item>
          <text:p text:style-name="P12"><text:span text:style-name="T1">Role load:</text:span> <text:span text:style-name="T2">&lt;cap if any; rule for flagging overload; resolution window.&gt;</text:span></text:p>
        </text:list-item>
        <text:list-item>
          <text:p text:style-name="P12"><text:span text:style-name="T1">Response time expectations:</text:span> <text:span text:style-name="T2">&lt;non-urgent async; urgent operational; safety-critical.&gt;</text:span></text:p>
        </text:list-item>
        <text:list-item>
          <text:p text:style-name="P12"><text:span text:style-name="T1">Renegotiation and relief:</text:span> <text:span text:style-name="T2">&lt;process for redistributing responsibilities; resolution window.&gt;</text:span></text:p>
        </text:list-item>
      </text:list>
      <text:h text:style-name="Heading_20_2" text:outline-level="2"><text:bookmark-start text:name="operational-continuity"/>Operational Continuity<text:bookmark-end text:name="operational-continuity"/></text:h>
      <text:p text:style-name="First_20_paragraph"><text:span text:style-name="T2">RCOS clauses: </text:span><text:a xlink:type="simple" xlink:href="https://blueprint.ecohubs.community/articles/rcos-core/v0-1/layer-5-operations-coordination#75-operational-continuity" office:name=""><text:span text:style-name="Definition"><text:span text:style-name="T2">7.5.1</text:span></text:span></text:a><text:span text:style-name="T2">, </text:span><text:a xlink:type="simple" xlink:href="https://blueprint.ecohubs.community/articles/rcos-core/v0-1/layer-5-operations-coordination#75-operational-continuity" office:name=""><text:span text:style-name="Definition"><text:span text:style-name="T2">7.5.2</text:span></text:span></text:a><text:span text:style-name="T2">, </text:span><text:a xlink:type="simple" xlink:href="https://blueprint.ecohubs.community/articles/rcos-core/v0-1/layer-5-operations-coordination#75-operational-continuity" office:name=""><text:span text:style-name="Definition"><text:span text:style-name="T2">7.5.3</text:span></text:span></text:a></text:p>
      <text:p text:style-name="P13"><text:span text:style-name="T1">Rationale — Why plan for continuity now</text:span></text:p>
      <text:p text:style-name="P13">A community that depends on one irreplaceable person is one illness, one conflict, or one exit away from collapse. Naming the single points of failure — honestly — and building handover into every role is what keeps the community surviving its founders.</text:p>
      <text:p text:style-name="P14"><text:span text:style-name="T1">Instructions — How to fill this in</text:span></text:p>
      <text:p text:style-name="P14">Name current single points of failure honestly. State the handover requirement for each role and the cadence of continuity review.</text:p>
      <text:list text:style-name="L5">
        <text:list-item>
          <text:p text:style-name="P15"><text:span text:style-name="T1">Current state:</text:span> <text:span text:style-name="T2">&lt;honest list of single points of failure; recruitment plan to reduce concentration.&gt;</text:span></text:p>
        </text:list-item>
        <text:list-item>
          <text:p text:style-name="P15"><text:span text:style-name="T1">Handover mechanisms:</text:span> <text:span text:style-name="T2">&lt;reference handover requirements per role in the Role Registry; handover must be completed before a role is vacated.&gt;</text:span></text:p>
        </text:list-item>
        <text:list-item>
          <text:p text:style-name="P15"><text:span text:style-name="T1">Continuity review cadence:</text:span> <text:span text:style-name="T2">&lt;quarterly; ad hoc on role change.&gt;</text:span></text:p>
        </text:list-item>
      </text:list>
      <text:h text:style-name="Heading_20_2" text:outline-level="2"><text:bookmark-start text:name="information-flow-and-anti-gatekeeping"/>Information Flow and Anti-Gatekeeping<text:bookmark-end text:name="information-flow-and-anti-gatekeeping"/></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5</text:span></text:span></text:a><text:span text:style-name="T2">, </text:span><text:a xlink:type="simple" xlink:href="https://blueprint.ecohubs.community/articles/rcos-core/v0-1/layer-5-operations-coordination#77-layer-invariants" office:name=""><text:span text:style-name="Definition"><text:span text:style-name="T2">7.7.4</text:span></text:span></text:a><text:span text:style-name="T2">, </text:span><text:a xlink:type="simple" xlink:href="https://blueprint.ecohubs.community/articles/rcos-core/v0-1/layer-5-operations-coordination#73-documentation-and-information-flow" office:name=""><text:span text:style-name="Definition"><text:span text:style-name="T2">7.3.2</text:span></text:span></text:a></text:p>
      <text:p text:style-name="P16"><text:span text:style-name="T1">Rationale — Why treat information access as a governance issue</text:span></text:p>
      <text:p text:style-name="P16">Whoever controls access to information controls the community, whether they mean to or not. Making access rules explicit — and disallowing sole points of access — is what prevents informal gatekeepers from accumulating the kind of power the governance system is supposed to check.</text:p>
      <text:p text:style-name="P17"><text:span text:style-name="T1">Instructions — How to fill this in</text:span></text:p>
      <text:p text:style-name="P17">State which records are open to all Full Members, the response window for information requests, and the rule against sole points of access for governance-relevant information.</text:p>
      <text:list text:style-name="L6">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text:span text:style-name="T2">&lt;Withholding access to information members are entitled to is an accountability trigger under Layer 4.&gt;</text:span></text:p>
        </text:list-item>
        <text:list-item>
          <text:p text:style-name="P18"/>
        </text:list-item>
      </text:list>
      <text:p text:style-name="Horizontal_20_Line"/>
      <text:h text:style-name="Heading_20_2" text:outline-level="2"><text:bookmark-start text:name="documentation-locations-and-update-procedures"/>Documentation Locations and Update Procedures<text:bookmark-end text:name="documentation-locations-and-update-procedures"/></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1</text:span></text:span></text:a><text:span text:style-name="T2">, </text:span><text:a xlink:type="simple" xlink:href="https://blueprint.ecohubs.community/articles/rcos-core/v0-1/layer-5-operations-coordination#73-documentation-and-information-flow" office:name=""><text:span text:style-name="Definition"><text:span text:style-name="T2">7.3.2</text:span></text:span></text:a><text:span text:style-name="T2">, </text:span><text:a xlink:type="simple" xlink:href="https://blueprint.ecohubs.community/articles/rcos-core/v0-1/layer-5-operations-coordination#73-documentation-and-information-flow" office:name=""><text:span text:style-name="Definition"><text:span text:style-name="T2">7.3.3</text:span></text:span></text:a></text:p>
      <text:p text:style-name="P19"><text:span text:style-name="T1">Rationale — Why name where every document lives</text:span></text:p>
      <text:p text:style-name="P19">If no one can say where the canonical version of something lives, there is no canonical version. Naming the location, owner, and review cadence for each document type is what makes the community’s memory auditable rather than folkloric.</text:p>
      <text:p text:style-name="P20"><text:span text:style-name="T1">Instructions — How to fill this in</text:span></text:p>
      <text:p text:style-name="P20">For each document type, name the canonical location, the owner, and the review cadenc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Document type</text:p>
            </table:table-cell>
            <table:table-cell table:style-name="TableHeaderRowCell" office:value-type="string">
              <text:p text:style-name="Table_20_Heading">Location</text:p>
            </table:table-cell>
            <table:table-cell table:style-name="TableHeaderRowCell" office:value-type="string">
              <text:p text:style-name="Table_20_Heading">Owner</text:p>
            </table:table-cell>
            <table:table-cell table:style-name="TableHeaderRowCell" office:value-type="string">
              <text:p text:style-name="Table_20_Heading">Review cadence</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
      <text:p text:style-name="Horizontal_20_Line"/>
      <text:h text:style-name="Heading_20_2" text:outline-level="2"><text:bookmark-start text:name="ratification-record"/>Ratification Record<text:bookmark-end text:name="ratification-record"/></text:h>
      <text:list text:style-name="L7">
        <text:list-item>
          <text:p text:style-name="P21"><text:span text:style-name="T1">Adopted:</text:span> </text:p>
        </text:list-item>
        <text:list-item>
          <text:p text:style-name="P21"><text:span text:style-name="T1">Decision type:</text:span> Strategic</text:p>
        </text:list-item>
        <text:list-item>
          <text:p text:style-name="P21"><text:span text:style-name="T1">Version:</text:span> </text:p>
        </text:list-item>
        <text:list-item>
          <text:p text:style-name="P2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4Z</meta:creation-date>
    <dc:date>2026-04-28T01:21:04Z</dc:date>
    <meta:user-defined meta:name="title-meta" meta:value-type="string">Operations Manual</meta:user-defined>
  </office:meta>
</office:document-meta>
</file>